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2eb" officeooo:paragraph-rsid="000352eb"/>
    </style:style>
    <style:style style:name="P2" style:family="paragraph" style:parent-style-name="Standard">
      <style:text-properties officeooo:rsid="00049cb2" officeooo:paragraph-rsid="00049cb2"/>
    </style:style>
    <style:style style:name="P3" style:family="paragraph" style:parent-style-name="Standard">
      <style:text-properties officeooo:rsid="0005279e" officeooo:paragraph-rsid="0005279e"/>
    </style:style>
    <style:style style:name="P4" style:family="paragraph" style:parent-style-name="Standard">
      <style:text-properties officeooo:rsid="000706b1" officeooo:paragraph-rsid="000706b1"/>
    </style:style>
    <style:style style:name="P5" style:family="paragraph" style:parent-style-name="Standard">
      <style:text-properties officeooo:rsid="0008d968" officeooo:paragraph-rsid="0008d968"/>
    </style:style>
    <style:style style:name="P6" style:family="paragraph" style:parent-style-name="Standard">
      <style:text-properties officeooo:rsid="00093f29" officeooo:paragraph-rsid="00093f29"/>
    </style:style>
    <style:style style:name="P7" style:family="paragraph" style:parent-style-name="Standard">
      <style:text-properties officeooo:rsid="000a9f14" officeooo:paragraph-rsid="000a9f14"/>
    </style:style>
    <style:style style:name="P8" style:family="paragraph" style:parent-style-name="Standard">
      <style:text-properties officeooo:rsid="000c66ae" officeooo:paragraph-rsid="000c66ae"/>
    </style:style>
    <style:style style:name="P9" style:family="paragraph" style:parent-style-name="Standard">
      <style:text-properties officeooo:rsid="000ddbb8" officeooo:paragraph-rsid="000ddbb8"/>
    </style:style>
    <style:style style:name="P10" style:family="paragraph" style:parent-style-name="Standard">
      <style:text-properties officeooo:rsid="001065f3" officeooo:paragraph-rsid="001065f3"/>
    </style:style>
    <style:style style:name="T1" style:family="text">
      <style:text-properties officeooo:rsid="00049cb2"/>
    </style:style>
    <style:style style:name="T2" style:family="text">
      <style:text-properties officeooo:rsid="0008d968"/>
    </style:style>
    <style:style style:name="T3" style:family="text">
      <style:text-properties officeooo:rsid="000edf5f"/>
    </style:style>
    <style:style style:name="T4" style:family="text">
      <style:text-properties officeooo:rsid="000f3b61"/>
    </style:style>
    <style:style style:name="T5" style:family="text">
      <style:text-properties officeooo:rsid="00106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siologia</text:p>
      <text:p text:style-name="P1"/>
      <text:p text:style-name="P1">Ronyons. Funcions</text:p>
      <text:p text:style-name="P1"/>
      <text:p text:style-name="P1">Filtrar sang: eliminar residus en forma d’orina </text:p>
      <text:p text:style-name="P1">Controlar volum de sang circulant (per evitar que augmenti la pressió arterial)</text:p>
      <text:p text:style-name="P1">Controlar pH.</text:p>
      <text:p text:style-name="P1"/>
      <text:p text:style-name="P1">Líquids corporals. </text:p>
      <text:p text:style-name="P1"/>
      <text:p text:style-name="P1">Balanç hídric diari: </text:p>
      <text:p text:style-name="P1">- Ingressos</text:p>
      <text:p text:style-name="P1"><text:tab/>Ingesta: 2200mL</text:p>
      <text:p text:style-name="P1"><text:tab/>Metabolisme: 300mL</text:p>
      <text:p text:style-name="P1">- Pèrdues: </text:p>
      <text:p text:style-name="P1"><text:tab/>Insensibles: 700mL (pèrdua d’aigua per estar en un medi no aquós <text:span text:style-name="T1">i respiració (mig litre aigua)</text:span>)</text:p>
      <text:p text:style-name="P1"><text:tab/>Suor: 100mL</text:p>
      <text:p text:style-name="P1"><text:tab/>Caca: 200mL</text:p>
      <text:p text:style-name="P1"><text:tab/>Orina: 1500mL <text:span text:style-name="T1">(depenent de quant bevem)</text:span></text:p>
      <text:p text:style-name="P1"/>
      <text:p text:style-name="P1">Total: 2500mL perduts i 2500 mL ingerits</text:p>
      <text:p text:style-name="P1"/>
      <text:p text:style-name="P2">Aigua al cos la tenim principalment dins les cèl·lules </text:p>
      <text:p text:style-name="P2">2/3 parts de l’aigua és intracel·lular, la resta és extracel·lular. </text:p>
      <text:p text:style-name="P2">70% del nostre cos és aigua. </text:p>
      <text:p text:style-name="P2"/>
      <text:p text:style-name="P2">Del 1/3, una part és la que circula per la sang i l’altra està al interstici dels teixits (1/4 i 3/4 respectivament)</text:p>
      <text:p text:style-name="P2"/>
      <text:p text:style-name="P2">3,5L de plasma als vasos i 1,5L son cells sanguinies</text:p>
      <text:p text:style-name="P2"/>
      <text:p text:style-name="P2">Ronyó treballa sobre plasma (però impacta a tota l’aigua del cos) </text:p>
      <text:p text:style-name="P2">Ronyons son la valvula d’escape del cardiovascular. </text:p>
      <text:p text:style-name="P2"/>
      <text:p text:style-name="P2"/>
      <text:p text:style-name="P2">Liquids intra i extracel·lular tenen diferents composicions</text:p>
      <text:p text:style-name="P2">Sodi hi ha més extracel·lular que intracel·lular, i potassi a l’inrevés. </text:p>
      <text:p text:style-name="P2"/>
      <text:p text:style-name="P2">Per què son diferents? </text:p>
      <text:p text:style-name="P2">Per generar un gradient per poder generar potencials d’acció per comunicació cel·lular. </text:p>
      <text:p text:style-name="P2">Encara que la composició és diferent, si sumem tots els soluts de dins i fora la concentració és igual. </text:p>
      <text:p text:style-name="P2">Si dins cèl·lules hi hauria mes concentracio que fora, entraria aigua per osmolaritat, s’inflaria i moltes de les reaccions no passaries. </text:p>
      <text:p text:style-name="P3">Ronyó treballa sobre la circulant. </text:p>
      <text:p text:style-name="P3">- Plasma </text:p>
      <text:p text:style-name="P3">- Interstici</text:p>
      <text:p text:style-name="P3">- Intracel·lular </text:p>
      <text:p text:style-name="P3"/>
      <text:p text:style-name="P3">Plasma i interstici tenen lleugeres difereències per proteïnes sanguinies que retenen lleugerament cations (Efecte Donnan) </text:p>
      <text:p text:style-name="P3"/>
      <text:p text:style-name="P3"><text:soft-page-break/>Funcions dels ronyons: </text:p>
      <text:p text:style-name="P3">- Regulació del volum de líquid extracel·lular i de la pressió arterial</text:p>
      <text:p text:style-name="P3">- Regulació de la osmolaritat en sang - concentrant orina si beus poc, i no concentrar orina si beus molt. </text:p>
      <text:p text:style-name="P3">- Manteniment de l’equilibri iònic</text:p>
      <text:p text:style-name="P3">- Regulació del pH del plasma</text:p>
      <text:p text:style-name="P3">- Excreció de desechos metabòlics i substàncies estranyes a l’organisme</text:p>
      <text:p text:style-name="P3">- Producció d’hormones</text:p>
      <text:p text:style-name="P3"/>
      <text:p text:style-name="P3">unitat funcional: nefrona (tub per on circula líquid) </text:p>
      <text:p text:style-name="P3">- Capilar glomerular envoltat pel començament de la nefrona, on suceeix la filtració i aquest líquid filtrat és l’orina, que va dels ureters a la vejiga. </text:p>
      <text:p text:style-name="P3"/>
      <text:p text:style-name="P3">Processos que expliquen funció renal: </text:p>
      <text:p text:style-name="P3">- Filtració</text:p>
      <text:p text:style-name="P3">- Reabsorció</text:p>
      <text:p text:style-name="P3">- Secreció</text:p>
      <text:p text:style-name="P3"/>
      <text:p text:style-name="P3">Excreció: El que s’ha filtrat - el que s’ha reabsorbit + el que s’ha secretat </text:p>
      <text:p text:style-name="P3"/>
      <text:p text:style-name="P4">Cada dia es filtren 180L al dia. </text:p>
      <text:p text:style-name="P4">Tenim 5L de sang, de plasma 3’5L al dia (plasma es filtra 60 cops al dia) </text:p>
      <text:p text:style-name="P4">Per què es filtra tant? Per tenir un control molt exhaustiu de la sang. </text:p>
      <text:p text:style-name="P4"><text:tab/>Si adrenalina trigués molt en sortir no aniria bé -&gt; es filtra i reabsorbeix per eliminar i tal. </text:p>
      <text:p text:style-name="P4">Control exhaustiu i precís de la composició </text:p>
      <text:p text:style-name="P4"/>
      <text:p text:style-name="P4"/>
      <text:p text:style-name="P4">FIltració</text:p>
      <text:p text:style-name="P4">- Als capilars glomerulars</text:p>
      <text:p text:style-name="P4">- Quan surt la sang, surt per una arteriola eferent (capilars peritubulars) i rodejen la nefrona per fora (per reabsorció) </text:p>
      <text:p text:style-name="P4"/>
      <text:p text:style-name="P4">CIrculatori -&gt; arteriola aferent -&gt; capilar glomerular encapsulat per epitelials nefrona i per podocits que generen una capa extra -&gt; arteriola eferent. </text:p>
      <text:p text:style-name="P4">Per donar estructura: mesangis, permeten xarxa de capilars. </text:p>
      <text:p text:style-name="P4"/>
      <text:p text:style-name="P4">Les nefrones no estan exteses, sino que la nansa de Henle passa entre l’arteriola eferent i aferent. </text:p>
      <text:p text:style-name="P4">Capilar molt permeable <text:span text:style-name="T2">per filtrar. Es filtra un 20% del líquid i tot el que hi ha dins del vas en quant a composició menys cèl·lules sanguínies i proteïnes. </text:span></text:p>
      <text:p text:style-name="P5">Per què és tan porós però no es colen cells i proteïnes? És com una malla, porus son prous petits perquè no passin cells. A més no passen proteïnes per barreres fetes per evitar que proteïnes surtin. </text:p>
      <text:p text:style-name="P5"/>
      <text:p text:style-name="P5">- Endoteli</text:p>
      <text:p text:style-name="P5">- Lámina basal</text:p>
      <text:p text:style-name="P5">- Podòcits </text:p>
      <text:p text:style-name="P5"/>
      <text:p text:style-name="P5">Triple barrera per evitar el filtrat de proteïnes. Son molt electronegatives, i per tant no poden passar les proteïnes (que en general tenen una càrrega neta total negativa). Si desapareixen càrregues negatives en aquestes barreres pot donar lloc a una proteinuria. </text:p>
      <text:p text:style-name="P5"/>
      <text:p text:style-name="P6"/>
      <text:p text:style-name="P6"/>
      <text:p text:style-name="P6"><text:soft-page-break/>Flux depen de les pressions. Hi ha pressions oncòtiques i hidrostàtiques. </text:p>
      <text:p text:style-name="P6">- Oncòtica: la pressió que generen les proteïnes. (que no pot creuar) </text:p>
      <text:p text:style-name="P6"/>
      <text:p text:style-name="P6">- Entra líquid: pressio glomerular molt alta. 55mmHg. (en altres capilars és de 32mmHg la pressió hidrostàtica, perquè aquí interessa que surti líquid)</text:p>
      <text:p text:style-name="P6"/>
      <text:p text:style-name="P6">- Pressió oncòtica i de sortida líquid van en contra</text:p>
      <text:p text:style-name="P6"/>
      <text:p text:style-name="P6">Depen de pressio hidrostatica glomerul - p hidro capsula bowman - p oncotica glomerul x coeficient de filtracio que depen de com de gran siguin els porus. </text:p>
      <text:p text:style-name="P6"/>
      <text:p text:style-name="P6"/>
      <text:p text:style-name="P7">Canviar pressió Bowman?</text:p>
      <text:p text:style-name="P7">- Obstrucció vies urinàries. No circula líquid, pressió augmenta (patològic, no passa normalment) </text:p>
      <text:p text:style-name="P7"/>
      <text:p text:style-name="P7">Proteïnes?</text:p>
      <text:p text:style-name="P7">- Gana</text:p>
      <text:p text:style-name="P7"/>
      <text:p text:style-name="P7">Pressió del glomerul?</text:p>
      <text:p text:style-name="P7">- Depen de la pressio arterial, i si que pot canviar. </text:p>
      <text:p text:style-name="P7"/>
      <text:p text:style-name="P7">Major pressió arterial, més orina. </text:p>
      <text:p text:style-name="P7">S’autoregula. </text:p>
      <text:p text:style-name="P7"/>
      <text:p text:style-name="P7">- També depen de la potencial entrada i sortida. Si arteriola aferent esta constreta, disminueix pressió. Si arteriola eferent esta constreta, augmenta pressió.</text:p>
      <text:p text:style-name="P7"/>
      <text:p text:style-name="P8">1/4 part del que es bombeja va directament al ronyó pel control (flux sanguini renal va 1/4 part de la sang total) </text:p>
      <text:p text:style-name="P8"/>
      <text:p text:style-name="P8">Autoregulació: </text:p>
      <text:p text:style-name="P8">- Canvis pressió arterial, filtració glomerular i flux sanguini renal. </text:p>
      <text:p text:style-name="P8">- Major flux sanguini renal i filtració glomerular està amortiguat i en condicions fisiològiques no hi ha canvis. </text:p>
      <text:p text:style-name="P8"/>
      <text:p text:style-name="P9">Com funciona?</text:p>
      <text:p text:style-name="P9">- <text:span text:style-name="T3">Resposta miogènica als capilars</text:span></text:p>
      <text:p text:style-name="P9"><text:tab/><text:span text:style-name="T3">Vasos tenen musculatura llisa. </text:span></text:p>
      <text:p text:style-name="P9"><text:tab/><text:span text:style-name="T3">Quan s’expandeix per pressió, cells també s’expanden. Canals mecanosensibles de calci noten augment estirament i s’obren canals, entra calci, musculatura es contrau.Si els vasos intenten expandir-se, es tanquen solets. </text:span><text:span text:style-name="T4">Oposició a l’estirament. </text:span></text:p>
      <text:p text:style-name="P9"/>
      <text:p text:style-name="P9">- <text:span text:style-name="T3">Retroalimentació tubuloglomerular</text:span></text:p>
      <text:p text:style-name="P9"><text:tab/><text:span text:style-name="T5">Punt de control</text:span></text:p>
      <text:p text:style-name="P9"><text:tab/><text:span text:style-name="T5">Aparell yuxtaglomerular controla la taxa de filtració (que sigui més o menys constant. </text:span></text:p>
      <text:p text:style-name="P9"><text:tab/><text:span text:style-name="T5">Nefrona respon i juga amb arteriola. </text:span></text:p>
      <text:p text:style-name="P10">si augmenta Taxa de filtració glomerular</text:p>
      <text:p text:style-name="P10"><text:tab/>Macula densa ho detecta (l’exces de liquid)</text:p>
      <text:p text:style-name="P10"><text:tab/><text:tab/>allibera substancies paracrines (ATP i adenosina) </text:p>
      <text:p text:style-name="P10"><text:tab/><text:tab/><text:tab/>contrau arteriola aferent</text:p>
      <text:p text:style-name="P10"><text:tab/><text:tab/><text:tab/><text:tab/>no entra mes sang (disminueix pressió) </text:p>
      <text:p text:style-name="P10"/>
      <text:p text:style-name="P10"><text:soft-page-break/>si disminueix taxa de filtració glomerular</text:p>
      <text:p text:style-name="P10"><text:tab/>pressió cau i no hi ha prou taxa de filtració adequada. </text:p>
      <text:p text:style-name="P10"><text:tab/><text:tab/>macula densa detecta (el poc liquid (sodi i clor))</text:p>
      <text:p text:style-name="P10"><text:tab/><text:tab/><text:tab/>allibera oxid nitric</text:p>
      <text:p text:style-name="P10"><text:tab/><text:tab/><text:tab/><text:tab/>relaxa arteriola aferent (entra mes liquid) </text:p>
      <text:p text:style-name="P10"><text:tab/><text:tab/><text:tab/><text:tab/>allibera renina per cells granulars (especialitzacio musculatura a aparell yuxtaglomerular) </text:p>
      <text:p text:style-name="P10"><text:tab/><text:tab/><text:tab/><text:tab/>eje renina-angiotensina-aldosterona: activa eix; angiotensina2, constricció arteriola eferent. </text:p>
      <text:p text:style-name="P10"><text:tab/><text:tab/></text:p>
      <text:p text:style-name="P9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08:40:46.474959551</meta:creation-date>
    <dc:date>2025-02-17T09:30:59.805947995</dc:date>
    <meta:editing-duration>PT50M7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4" meta:paragraph-count="105" meta:word-count="957" meta:character-count="6115" meta:non-whitespace-character-count="5160"/>
  </office:meta>
</office:document-meta>
</file>